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style>
    <style:style style:name="P22" style:parent-style-name="Textbody" style:family="paragraph">
      <style:text-properties fo:font-weight="bold" style:font-weight-asian="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P51" style:parent-style-name="Textbody" style:family="paragraph">
      <style:text-properties fo:font-weight="bold" style:font-weight-asian="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style>
    <style:style style:name="T136" style:parent-style-name="DefaultParagraphFont" style:family="text">
      <style:text-properties fo:font-weight="bold" style:font-weight-asian="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style>
    <style:style style:name="T142" style:parent-style-name="DefaultParagraphFont" style:family="text">
      <style:text-properties fo:font-weight="bold" style:font-weight-asian="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style>
    <style:style style:name="T154" style:parent-style-name="DefaultParagraphFont" style:family="text">
      <style:text-properties fo:font-weight="bold" style:font-weight-asian="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fo:font-weight="bold" style:font-weight-asian="bold" style:font-weight-complex="bold"/>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T288" style:parent-style-name="DefaultParagraphFont" style:family="text">
      <style:text-properties fo:font-weight="bold" style:font-weight-asian="bold" style:font-weight-complex="bold"/>
    </style:style>
    <style:style style:name="T289" style:parent-style-name="DefaultParagraphFont" style:family="text">
      <style:text-properties fo:font-weight="bold" style:font-weight-asian="bold" style:font-weight-complex="bold"/>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T295" style:parent-style-name="DefaultParagraphFont" style:family="text">
      <style:text-properties fo:font-weight="bold" style:font-weight-asian="bold" style:font-weight-complex="bold"/>
    </style:style>
    <style:style style:name="T296" style:parent-style-name="DefaultParagraphFont" style:family="text">
      <style:text-properties fo:font-weight="bold" style:font-weight-asian="bold"/>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fo:font-weight="bold" style:font-weight-asian="bold"/>
    </style:style>
    <style:style style:name="T303" style:parent-style-name="DefaultParagraphFont" style:family="text">
      <style:text-properties fo:font-weight="bold" style:font-weight-asian="bold" style:font-weight-complex="bold"/>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fo:font-weight="bold" style:font-weight-asian="bold" style:font-weight-complex="bold"/>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T312" style:parent-style-name="DefaultParagraphFont" style:family="text">
      <style:text-properties fo:font-weight="bold" style:font-weight-asian="bold"/>
    </style:style>
    <style:style style:name="T313" style:parent-style-name="DefaultParagraphFont" style:family="text">
      <style:text-properties fo:font-weight="bold" style:font-weight-asian="bold" style:font-weight-complex="bold"/>
    </style:style>
    <style:style style:name="T314" style:parent-style-name="DefaultParagraphFont" style:family="text">
      <style:text-properties fo:font-weight="bold" style:font-weight-asian="bold" style:font-weight-complex="bold"/>
    </style:style>
    <style:style style:name="T315" style:parent-style-name="DefaultParagraphFont" style:family="text">
      <style:text-properties fo:font-weight="bold" style:font-weight-asian="bold" style:font-weight-complex="bold"/>
    </style:style>
    <style:style style:name="T316" style:parent-style-name="DefaultParagraphFont" style:family="text">
      <style:text-properties fo:font-weight="bold" style:font-weight-asian="bold" style:font-weight-complex="bold"/>
    </style:style>
    <style:style style:name="T317" style:parent-style-name="DefaultParagraphFont" style:family="text">
      <style:text-properties fo:font-weight="bold" style:font-weight-asian="bold"/>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T321" style:parent-style-name="DefaultParagraphFont" style:family="text">
      <style:text-properties fo:font-weight="bold" style:font-weight-asian="bold" style:font-weight-complex="bold"/>
    </style:style>
    <style:style style:name="T322" style:parent-style-name="DefaultParagraphFont" style:family="text">
      <style:text-properties fo:font-weight="bold" style:font-weight-asian="bold"/>
    </style:style>
    <style:style style:name="T323" style:parent-style-name="DefaultParagraphFont" style:family="text">
      <style:text-properties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fo:font-weight="bold" style:font-weight-asian="bold"/>
    </style:style>
    <style:style style:name="T329" style:parent-style-name="DefaultParagraphFont" style:family="text">
      <style:text-properties fo:font-weight="bold" style:font-weight-asian="bold" style:font-weight-complex="bold"/>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fo:font-weight="bold" style:font-weight-asian="bold" style:font-weight-complex="bold"/>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fo:font-weight="bold" style:font-weight-asian="bold"/>
    </style:style>
  </office:automatic-styles>
  <office:body>
    <office:text text:use-soft-page-breaks="true">
      <text:h text:style-name="P1" text:outline-level="1">Validation Test Strategy</text:h>
      <text:p text:style-name="Textbody"><text:span text:style-name="T2">Test 1</text:span><text:line-break/><text:span text:style-name="T3">Purpose:</text:span><text:s/>Test add bumper functionality.<text:line-break/><text:span text:style-name="T4">Inputs:</text:span><text:s/>Add bumper GUI button, empty grid location, bumper type GUI selection.<text:line-break/><text:span text:style-name="T5">Expected outputs:</text:span><text:s/>A bumper of the<text:s/>selected type is added at the selected location.</text:p>
      <text:p text:style-name="Textbody"><text:span text:style-name="T6">Result:<text:s/></text:span>When going in the Insert menu and selecting any of the types of bumpers e.g. (Square, Triangle, Circle, Left or Right Flipper) and then clicking on a square of the grid in Build Mode the bumper of previously selected type appears in the square of the grid which was pressed.</text:p>
      <text:p text:style-name="Textbody"><text:span text:style-name="T7">Test 2</text:span><text:line-break/><text:span text:style-name="T8">Purpose:</text:span><text:s/>Test add bumper functionality.<text:line-break/><text:span text:style-name="T9">Inputs:<text:s/></text:span>Add bumper GUI button, occupied grid location, bumper type GUI selection.<text:line-break/><text:span text:style-name="T10">Expected outputs:</text:span><text:s/>Bumper is not added in the occupied grid location.</text:p>
      <text:p text:style-name="Textbody"><text:span text:style-name="T11">Result:<text:s/></text:span>When going in the Insert menu and selecting any of the types of bumpers e.g. (Square, Triangle, Circle, Left or Right Flipper) and then clicking on a square of the grid in Build Mode which is already occupied, nothing happens and<text:s/>the bumper of the previously selected type is not added to the grid.</text:p>
      <text:p text:style-name="Textbody"><text:span text:style-name="T12">Test 3</text:span><text:s/><text:line-break/><text:span text:style-name="T13">Purpose:</text:span><text:s/>Test add flipper functionality.<text:line-break/><text:span text:style-name="T14">Inputs:</text:span><text:s/>Add (right or left) flipper GUI button, empty grid location (surrounded by appropriate empty locations).<text:line-break/><text:span text:style-name="T15">Expected outputs:</text:span><text:s/>A flipper of the selected orientation is added at the selected locations.</text:p>
      <text:p text:style-name="Textbody"><text:span text:style-name="T16">Result:<text:s/></text:span>When going in the Insert menu and selecting the type of bumper to be Left or Right Flipper and then clicking on a square of the grid in Build Mode which is not occupied by any other type of bumper and is surrounded by appropriate empty locations, a flipper of the selected orientation is added at the selected locations.</text:p>
      <text:p text:style-name="Textbody"><text:span text:style-name="T17">Test 4</text:span><text:s/><text:line-break/><text:span text:style-name="T18">Purpose:</text:span><text:s/>Test add flipper functionality.<text:line-break/><text:span text:style-name="T19">Inputs:</text:span><text:s/>Add (right or left) flipper GUI button, occupied grid location (surrounded by appropriate empty locations).<text:line-break/><text:span text:style-name="T20">Expected outputs:<text:s/></text:span>Flipper of the selected orientation is not added at the selected locations.</text:p>
      <text:p text:style-name="Textbody"><text:span text:style-name="T21">Result:</text:span><text:s/>When going in the Insert menu and selecting the type of bumper to be Left or Right Flipper and then clicking on a square of the grid in Build Mode which is already occupied, nothing happens and a flipper of the selected orientation is not added.</text:p>
      <text:p text:style-name="P22"/>
      <text:p text:style-name="Textbody"><text:span text:style-name="T23">Test 5</text:span><text:s/><text:line-break/><text:span text:style-name="T24">Purpose:<text:s/></text:span>Test add flipper functionality.<text:s/><text:line-break/><text:span text:style-name="T25">Inputs:</text:span><text:s/>Add (right or left) flipper GUI button, empty grid location (surrounded by appropriate occupied locations).<text:line-break/><text:span text:style-name="T26">Expected outputs:<text:s/></text:span>Flipper of the selected orientation is not added at the selected locations.</text:p>
      <text:soft-page-break/>
      <text:p text:style-name="Textbody"><text:span text:style-name="T27">Result:</text:span><text:s/>When going in the Insert menu and selecting the type of bumper to be Left or Right Flipper and then clicking on a square of the grid in Build Mode which is<text:s/>not occupied but surrounded by appropriate occupied locations, nothing happens and a flipper of the selected orientation is not added.</text:p>
      <text:p text:style-name="Textbody"><text:span text:style-name="T28">Test 6</text:span><text:s/><text:line-break/><text:span text:style-name="T29">Purpose:<text:s/></text:span>Test add flipper functionality.<text:line-break/><text:span text:style-name="T30">Inputs:</text:span><text:s/>Add (right or left) flipper GUI button, occupied grid location<text:s/>(surrounded by appropriate empty or occupied locations).<text:line-break/><text:span text:style-name="T31">Expected outputs:</text:span><text:s/>Flipper of the selected orientation is not added at the selected locations.</text:p>
      <text:p text:style-name="Textbody"><text:span text:style-name="T32">Result:</text:span><text:s/>When going in the Insert menu and selecting the type of bumper to be Left or Right Flipper and then clicking on a square of the grid in Build Mode which is occupied and surrounded by appropriate empty or occupied locations, nothing happens and a flipper of the selected orientation is not added.</text:p>
      <text:p text:style-name="Textbody"><text:span text:style-name="T33">Test 7</text:span><text:line-break/><text:span text:style-name="T34">Purpose:</text:span><text:s/>Test add absorber functionality.<text:line-break/><text:span text:style-name="T35">Inputs:</text:span><text:s/>Add absorber GUI button, initial grid location and a final grid location selected with a click and drag with all filled locations empty.<text:line-break/><text:span text:style-name="T36">Expected outputs:</text:span><text:s/>An absorber is added at all locations between the two selected locations as a rectangle.</text:p>
      <text:p text:style-name="Textbody"><text:span text:style-name="T37">Result:</text:span><text:span text:style-name="T38"><text:s/></text:span>When going in the Insert menu and selecting the type of gizmo to be Absorber, then clicking on an initial grid location and selecting a final grid location with a click and drag with all locations in between being empty, an absorber is added at all locations between the two selected locations as a rectangle.</text:p>
      <text:p text:style-name="Textbody"><text:span text:style-name="T39">Test 8</text:span><text:line-break/><text:span text:style-name="T40">Purpose:</text:span><text:s/>Test add absorber functionality.<text:line-break/><text:span text:style-name="T41">Inputs:</text:span><text:s/>Add absorber<text:s/>GUI button, initial grid location and a final grid location selected with a click and drag with some filled locations occupied.<text:line-break/><text:span text:style-name="T42">Expected outputs:</text:span><text:s/>Absorber is not added.</text:p>
      <text:p text:style-name="Textbody"><text:span text:style-name="T43">Result:</text:span><text:s/>When going in the Insert menu and selecting the type of gizmo to be Absorber, then clicking on an initial grid location and selecting a final grid location with a click and drag with<text:span text:style-name="T44"><text:s/></text:span>some locations in between being occupied, nothing happens and an absorber<text:s/>is not being added.</text:p>
      <text:p text:style-name="Textbody"><text:span text:style-name="T45">Test 9</text:span><text:line-break/><text:span text:style-name="T46">Purpose:</text:span><text:s/>Test add ball functionality.<text:line-break/><text:span text:style-name="T47">Inputs:</text:span><text:s/>Add ball GUI button, velocity value selected and an empty grid location.<text:line-break/><text:span text:style-name="T48">Expected outputs:</text:span><text:s/>A ball with the selected velocity is added at the location.</text:p>
      <text:p text:style-name="Textbody"><text:span text:style-name="T49">Result:</text:span><text:span text:style-name="T50"><text:s/></text:span>When going in the Insert menu and selecting the type of gizmo to be Ball, then clicking on an initial grid location, you are prompted with a message box which allows the user to specify the velocity of the ball. As a result, a ball with the selected velocity is added at the location.</text:p>
      <text:p text:style-name="P51"/>
      <text:p text:style-name="Textbody"/>
      <text:soft-page-break/>
      <text:p text:style-name="Textbody"><text:span text:style-name="T52">Test 10</text:span><text:line-break/><text:span text:style-name="T53">Purpose:</text:span><text:s/>Test add ball functionality.<text:line-break/><text:span text:style-name="T54">Inputs:</text:span><text:s/>Add ball GUI button, velocity value selected as zero and a grid location occupied as an absorber.<text:line-break/><text:span text:style-name="T55">Expected outputs:</text:span><text:s/>A ball is placed within the absorber.</text:p>
      <text:p text:style-name="Textbody"><text:span text:style-name="T56">Result:</text:span><text:span text:style-name="T57"><text:s/></text:span>When going in the Insert menu and selecting the type of gizmo to be Ball, then clicking on an initial grid location<text:s/>which is a grid location occupied as an absorber and setting the velocity of the ball to zero, the ball is placed in the absorber.</text:p>
      <text:p text:style-name="Textbody"><text:span text:style-name="T58">Test 11</text:span><text:line-break/><text:span text:style-name="T59">Purpose:</text:span><text:s/>Test add ball functionality.<text:line-break/><text:span text:style-name="T60">Inputs:</text:span><text:s/>Add ball GUI button, velocity value selected and an occupied grid location.<text:line-break/><text:span text:style-name="T61">Expected outputs:</text:span><text:s/>The ball is not added.</text:p>
      <text:p text:style-name="Textbody"><text:span text:style-name="T62">Result:</text:span><text:span text:style-name="T63"><text:s/></text:span>When going in the Insert menu and selecting the type of gizmo to be Ball, then clicking on an initial grid location<text:s/>which is a grid location occupied by something else than absorber and setting the velocity of the ball to the value specified by the user when prompt for it, nothing happens and the ball is not added.</text:p>
      <text:p text:style-name="Textbody"><text:span text:style-name="T64">Test 12</text:span><text:line-break/><text:span text:style-name="T65">Purpose:</text:span><text:s/>Test rotate functionality.<text:line-break/><text:span text:style-name="T66">Inputs:</text:span><text:s/>Rotate GUI button, a grid location occupied by a bumper.<text:line-break/><text:span text:style-name="T67">Expected outputs:</text:span><text:s/>The bumper is rotated clockwise by ninety degrees.</text:p>
      <text:p text:style-name="Textbody"><text:span text:style-name="T68">Result:</text:span><text:span text:style-name="T69"><text:s/></text:span>When the user has already inserted a bumper, clicking the Rotate button and selecting<text:s/>a<text:s/>grid location occupied by a bumper e.g. (Square, Triangle, Left or Right Flipper), the bumper at the selected grid location is rotated clockwise by ninety degrees.<text:s/></text:p>
      <text:p text:style-name="Textbody"><text:span text:style-name="T70">Test 13</text:span><text:line-break/><text:span text:style-name="T71">Purpose:</text:span><text:s/>Test rotate functionality.<text:line-break/><text:span text:style-name="T72">Inputs:</text:span><text:s/>Rotate GUI button, a grid location occupied by a flipper where appropriate adjacent locations are empty.<text:line-break/><text:span text:style-name="T73">Expected outputs:</text:span><text:s/>The flipper is rotated clockwise by ninety degrees around the initially selected location<text:s/>when placed.</text:p>
      <text:p text:style-name="Textbody"><text:span text:style-name="T74">Result:</text:span><text:span text:style-name="T75"><text:s/></text:span>When the user has already inserted a bumper, clicking the Rotate button and selecting<text:s/>a<text:s/>grid location occupied by a bumper e.g.<text:s/>(Left or Right Flipper) where appropriate adjacent locations are empty, the flipper is rotated clockwise by ninety degrees around the initially selected location when placed.</text:p>
      <text:p text:style-name="Textbody"><text:span text:style-name="T76">Test 14</text:span><text:line-break/><text:span text:style-name="T77">Purpose:</text:span><text:s/>Test rotate functionality.<text:line-break/><text:span text:style-name="T78">Inputs:</text:span><text:s/>Rotate GUI button, a grid location occupied by a flipper where appropriate adjacent locations are occupied.<text:line-break/><text:span text:style-name="T79">Expected outputs:</text:span><text:s/>The flipper is not rotated clockwise by ninety degrees.</text:p>
      <text:p text:style-name="Textbody"><text:span text:style-name="T80">Result:</text:span><text:span text:style-name="T81"><text:s/></text:span>When the user has already inserted a bumper, clicking the Rotate button and selecting<text:s/>a<text:s/>grid location occupied by a bumper e.g.<text:s/>(Left or Right Flipper) where appropriate adjacent locations are occupied, nothing happens and the flipper is not rotated.</text:p>
      <text:soft-page-break/>
      <text:p text:style-name="Textbody"><text:span text:style-name="T82">Test 15</text:span><text:line-break/><text:span text:style-name="T83">Purpose</text:span><text:span text:style-name="T84">:</text:span><text:s/>Test rotate functionality.<text:line-break/><text:span text:style-name="T85">Inputs:</text:span><text:s/>Rotate GUI button, a grid location occupied by an absorber.<text:line-break/><text:span text:style-name="T86">Expected outputs:</text:span><text:s/>Absorbers cannot be rotated.</text:p>
      <text:p text:style-name="Textbody"><text:span text:style-name="T87">Result:</text:span><text:span text:style-name="T88"><text:s/></text:span>When the user has already inserted a gizmo, clicking the Rotate button and selecting a<text:s/>grid location occupied by an Absorber results in nothing as Absorbers cannot be rotated.<text:span text:style-name="T89"><text:s/></text:span></text:p>
      <text:p text:style-name="Textbody"><text:span text:style-name="T90">Test 16</text:span><text:line-break/><text:span text:style-name="T91">Purpose:</text:span><text:s/>Test rotate functionality.<text:line-break/><text:span text:style-name="T92">Inputs:</text:span><text:s/>Rotate GUI button, an empty grid location.<text:line-break/><text:span text:style-name="T93">Expected outputs:</text:span><text:s/>None.</text:p>
      <text:p text:style-name="Textbody"><text:span text:style-name="T94">Result:</text:span><text:span text:style-name="T95"><text:s/></text:span>Clicking the Rotate button and selecting a grid location which is not occupied by anything (meaning it is empty) nothing happens.</text:p>
      <text:p text:style-name="Textbody"><text:span text:style-name="T96">Test 17</text:span><text:line-break/><text:span text:style-name="T97">Purpose:</text:span><text:s/>Test move functionality.<text:line-break/><text:span text:style-name="T98">Inputs:</text:span><text:s/>Move GUI button, a grid location occupied by a bumper, an empty grid location.<text:line-break/><text:span text:style-name="T99">Expected outputs:</text:span><text:s/>The bumper is moved to the new location.</text:p>
      <text:p text:style-name="Textbody"><text:span text:style-name="T100">Result:</text:span><text:span text:style-name="T101"><text:s/></text:span>Clicking the Move button, selecting a grid location occupied by a bumper and dragging it to a new location will cause the bumper to move to the new location.</text:p>
      <text:p text:style-name="Textbody"><text:span text:style-name="T102">Test 18</text:span><text:line-break/><text:span text:style-name="T103">Purpose:</text:span><text:s/>Test move<text:s/>functionality.<text:line-break/><text:span text:style-name="T104">Inputs:</text:span><text:s/>Move GUI button, a grid location occupied by a bumper, an occupied grid location.<text:line-break/><text:span text:style-name="T105">Expected outputs:</text:span><text:s/>Bumper moves to the nearest available adjacent location.</text:p>
      <text:p text:style-name="Textbody"><text:span text:style-name="T106">Result:</text:span><text:s/>Clicking the Move button, selecting a grid location occupied by a bumper and dragging it to a new location<text:s/>which is occupied<text:s/>will cause the bumper to move to the nearest adjacent location which is not occupied.</text:p>
      <text:p text:style-name="Textbody"><text:span text:style-name="T107">Test 19</text:span><text:line-break/><text:span text:style-name="T108">Purpose:</text:span><text:s/>Test move functionality.<text:line-break/><text:span text:style-name="T109">Inputs:</text:span><text:s/>Move GUI button, a grid location occupied by a flipper, an empty grid location surrounded by appropriate empty adjacent locations.<text:line-break/><text:span text:style-name="T110">Expected outputs:</text:span><text:s/>The flipper is moved to the new locations.</text:p>
      <text:p text:style-name="Textbody"><text:span text:style-name="T111">Result:</text:span><text:span text:style-name="T112"><text:s/></text:span>Clicking the Move button, selecting a grid location which is occupied by a bumper e.g. (Left or Right Flipper) and dragging it to a new empty location surrounded by appropriate empty adjacent locations, the flipper is moved to the new locations.</text:p>
      <text:p text:style-name="Textbody"><text:span text:style-name="T113">Test 20</text:span><text:line-break/><text:span text:style-name="T114">Purpose:</text:span><text:s/>Test move functionality.<text:line-break/><text:span text:style-name="T115">Inputs:</text:span><text:s/>Move GUI button, a grid location occupied by a flipper, an occupied grid location surrounded by appropriate empty adjacent locations.<text:line-break/><text:span text:style-name="T116">Expected outputs:</text:span><text:s/>The flipper moves to the nearest adjacent location which is not occupied.</text:p>
      <text:p text:style-name="Textbody"><text:span text:style-name="T117">Result:</text:span><text:span text:style-name="T118"><text:s/></text:span>Clicking the Move button, selecting a grid location which is occupied by a bumper e.g. (Left or Right Flipper) and dragging them to a new occupied location surrounded by appropriate empty adjacent locations,<text:s/>the flipper moves to the nearest adjacent location which is not occupied.</text:p>
      <text:soft-page-break/>
      <text:p text:style-name="Textbody"><text:span text:style-name="T119">Test 21</text:span><text:line-break/><text:span text:style-name="T120">Purpose:</text:span><text:s/>Test move functionality.<text:line-break/><text:span text:style-name="T121">Inputs:</text:span><text:s/>Move GUI button, a grid location occupied by a flipper, an empty grid location surrounded by appropriate occupied adjacent locations.<text:line-break/><text:span text:style-name="T122">Expected outputs:</text:span><text:s/>The flipper moves to the nearest adjacent location which is not occupied.</text:p>
      <text:p text:style-name="Textbody"><text:span text:style-name="T123">Result:</text:span><text:span text:style-name="T124"><text:s/></text:span>Clicking the Move button, selecting a grid location which is occupied by a bumper e.g. (Left or Right Flipper) and dragging them to a new<text:s/>location surrounded by appropriate occupied adjacent locations, the flipper moves to the nearest adjacent location which is not occupied.</text:p>
      <text:p text:style-name="Textbody"><text:span text:style-name="T125">Test 22</text:span><text:line-break/><text:span text:style-name="T126">Purpose:</text:span><text:s/>Test move functionality.<text:line-break/><text:span text:style-name="T127">Inputs:</text:span><text:s/>Move GUI button, a grid location occupied by a flipper, an<text:s/>occupied grid location surrounded by appropriate empty or occupied adjacent locations.<text:line-break/><text:span text:style-name="T128">Expected outputs:</text:span><text:s/>The flipper moves to the nearest adjacent location which is not occupied.</text:p>
      <text:p text:style-name="Textbody"><text:span text:style-name="T129">Result:</text:span><text:span text:style-name="T130"><text:s/></text:span>Clicking the Move button, selecting a grid location which is occupied by a bumper e.g. (Left or Right Flipper) and dragging them to a new<text:s/>occupied location surrounded by appropriate empty or occupied adjacent locations, the flipper moves to the nearest adjacent location which is not occupied.</text:p>
      <text:p text:style-name="Textbody"><text:span text:style-name="T131">Test 23</text:span><text:line-break/><text:span text:style-name="T132">Purpose:</text:span><text:s/>Test delete functionality.<text:line-break/><text:span text:style-name="T133">Inputs:</text:span><text:s/>Delete GUI button, a grid location occupied by a<text:s/>gizmo.<text:line-break/><text:span text:style-name="T134">Expected outputs:</text:span><text:s/>Selected gizmo is removed from the grid.</text:p>
      <text:p text:style-name="Textbody"><text:span text:style-name="T135">Result:</text:span><text:span text:style-name="T136"><text:s/></text:span>Clicking on the Delete button and selecting a grid location which is occupied by a gizmo will result in the selected<text:s/>gizmo being removed.</text:p>
      <text:p text:style-name="Textbody"><text:span text:style-name="T137">Test 24</text:span><text:line-break/><text:span text:style-name="T138">Purpose:</text:span><text:s/>Test delete functionality.<text:line-break/><text:span text:style-name="T139">Inputs:</text:span><text:s/>Delete GUI button, a grid location occupied by an absorber.<text:line-break/><text:span text:style-name="T140">Expected outputs:</text:span><text:s/>Selected absorber is removed from the grid.</text:p>
      <text:p text:style-name="Textbody"><text:span text:style-name="T141">Result:</text:span><text:span text:style-name="T142"><text:s/></text:span>Clicking on the Delete button and selecting a grid location which is occupied by an absorber will result in the selected Absorber being removed.</text:p>
      <text:p text:style-name="Textbody"><text:span text:style-name="T143">Test 25</text:span><text:line-break/><text:span text:style-name="T144">Purpose:</text:span><text:s/>Test delete functionality.<text:line-break/><text:span text:style-name="T145">Inputs:</text:span><text:s/>Delete GUI button, a ball on the grid.<text:line-break/><text:span text:style-name="T146">Expected outputs:</text:span><text:s/>Selected ball is removed from the grid.</text:p>
      <text:p text:style-name="Textbody"><text:span text:style-name="T147">Result:</text:span><text:span text:style-name="T148"><text:s/></text:span>Clicking on the Delete button and selecting a grid location which is occupied by a ball will result in<text:s/>the selected ball being removed.</text:p>
      <text:p text:style-name="Textbody"><text:span text:style-name="T149">Test 26</text:span><text:line-break/><text:span text:style-name="T150">Purpose:</text:span><text:s/>Test delete functionality.<text:line-break/><text:span text:style-name="T151">Inputs:</text:span><text:s/>Delete GUI button, an empty grid location.<text:line-break/><text:span text:style-name="T152">Expected outputs:</text:span><text:s/>None.</text:p>
      <text:p text:style-name="Textbody"><text:span text:style-name="T153">Result:</text:span><text:span text:style-name="T154"><text:s/></text:span>Clicking on the Delete button and selecting a<text:s/>grid location which is empty will result in nothing as there is nothing to be removed.</text:p>
      <text:soft-page-break/>
      <text:p text:style-name="Textbody"><text:span text:style-name="T155">Test</text:span><text:span text:style-name="T156"><text:s/>27</text:span><text:line-break/><text:span text:style-name="T157">Purpose:</text:span><text:s/>Test add action trigger functionality.<text:line-break/><text:span text:style-name="T158">Inputs:</text:span><text:s/>Add action trigger GUI button, a grid location occupied by a bumper, a second grid location occupied by a bumper.<text:line-break/><text:span text:style-name="T159">Expected outputs:</text:span><text:s/>GUI alert saying trigger successfully applied.</text:p>
      <text:p text:style-name="Textbody"><text:span text:style-name="T160">Result:</text:span></text:p>
      <text:p text:style-name="Textbody"><text:span text:style-name="T161">Test 28</text:span><text:line-break/><text:span text:style-name="T162">Purpose:</text:span><text:s/>Test trigger activation functionality.<text:line-break/><text:span text:style-name="T163">Inputs:</text:span><text:s/>In run mode, a ball collides with a bumper with a trigger associated with another bumper.<text:line-break/><text:span text:style-name="T164">Expected outputs:</text:span><text:s/>The associated bumper changes colour.</text:p>
      <text:p text:style-name="Textbody"><text:span text:style-name="T165">Result:</text:span></text:p>
      <text:p text:style-name="Textbody"><text:span text:style-name="T166">Test 29</text:span><text:line-break/><text:span text:style-name="T167">Purpose:</text:span><text:s/>Test add action trigger functionality.<text:line-break/><text:span text:style-name="T168">Inputs:</text:span><text:s/>Add action trigger GUI button, a grid location occupied by a bumper, a second grid location occupied by a flipper.<text:line-break/><text:span text:style-name="T169">Expected outputs:</text:span><text:s/>GUI alert saying trigger successfully applied.</text:p>
      <text:p text:style-name="Textbody"><text:span text:style-name="T170">Result:</text:span></text:p>
      <text:p text:style-name="Textbody"><text:span text:style-name="T171">Test 30</text:span><text:line-break/><text:span text:style-name="T172">Purpose:</text:span><text:s/>Test trigger activation functionality.<text:line-break/><text:span text:style-name="T173">Inputs:</text:span><text:s/>In run mode, a ball collides with a bumper with a trigger associated with a flipper.<text:line-break/><text:span text:style-name="T174">Expected outputs:</text:span><text:s/>The associated flipper flips.</text:p>
      <text:p text:style-name="Textbody"><text:span text:style-name="T175">Result:</text:span></text:p>
      <text:p text:style-name="Textbody"><text:span text:style-name="T176">Test 31</text:span><text:line-break/><text:span text:style-name="T177">Purpose:</text:span><text:s/>Test add action trigger functionality.<text:line-break/><text:span text:style-name="T178">Inputs:</text:span><text:s/>Add action trigger GUI button, a grid location occupied by a bumper, a<text:s/>second grid location occupied by an absorber.<text:line-break/><text:span text:style-name="T179">Expected outputs:</text:span><text:s/>GUI alert saying trigger successfully applied.</text:p>
      <text:p text:style-name="Textbody"><text:span text:style-name="T180">Result:</text:span></text:p>
      <text:p text:style-name="Textbody"><text:span text:style-name="T181">Test 32</text:span><text:line-break/><text:span text:style-name="T182">Purpose:</text:span><text:s/>Test trigger activation functionality.<text:line-break/><text:span text:style-name="T183">Inputs:</text:span><text:s/>In run mode, a ball collides with a bumper with a trigger associated with an absorber.<text:line-break/><text:span text:style-name="T184">Expected outputs:</text:span><text:s/>If the absorber contains a ball, a ball is fired, else no action.</text:p>
      <text:p text:style-name="Textbody"><text:span text:style-name="T185">Result:</text:span></text:p>
      <text:p text:style-name="Textbody"><text:span text:style-name="T186">Test 33</text:span><text:line-break/><text:span text:style-name="T187">Purpose:</text:span><text:s/>Test add action trigger functionality.<text:line-break/><text:span text:style-name="T188">Inputs:</text:span><text:s/>Add action trigger GUI button, a grid location occupied by a flipper, a second grid location occupied<text:s/>by a bumper.<text:line-break/><text:span text:style-name="T189">Expected outputs:</text:span><text:s/>GUI alert saying trigger successfully applied.</text:p>
      <text:p text:style-name="Textbody"><text:span text:style-name="T190">Test 34</text:span><text:line-break/><text:span text:style-name="T191">Purpose:</text:span><text:s/>Test trigger activation functionality.<text:line-break/><text:soft-page-break/><text:span text:style-name="T192">Inputs:</text:span><text:s/>In run mode, a ball collides with a flipper with a trigger associated with a bumper.<text:line-break/><text:span text:style-name="T193">Expected outputs:</text:span><text:s/>The<text:s/>associated bumper changes colour.</text:p>
      <text:p text:style-name="Textbody"><text:span text:style-name="T194">Test 35</text:span><text:line-break/><text:span text:style-name="T195">Purpose:</text:span><text:s/>Test add action trigger functionality.<text:line-break/><text:span text:style-name="T196">Inputs:</text:span><text:s/>Add action trigger GUI button, a grid location occupied by a flipper, a second grid location occupied by a flipper.<text:line-break/><text:span text:style-name="T197">Expected outputs:</text:span><text:s/>GUI alert saying trigger<text:s/>successfully applied.</text:p>
      <text:p text:style-name="Textbody"><text:span text:style-name="T198">Test 36</text:span><text:line-break/><text:span text:style-name="T199">Purpose:</text:span><text:s/>Test trigger activation functionality.<text:line-break/><text:span text:style-name="T200">Inputs:</text:span><text:s/>In run mode, a ball collides with a flipper with a trigger associated with another flipper.<text:line-break/><text:span text:style-name="T201">Expected outputs:</text:span><text:s/>The associated flipper flips.</text:p>
      <text:p text:style-name="Textbody"><text:span text:style-name="T202">Test 35</text:span><text:line-break/><text:span text:style-name="T203">Purpose:</text:span><text:s/>Test add action trigger functionality.<text:line-break/><text:span text:style-name="T204">Inputs:</text:span><text:s/>Add action trigger GUI button, a grid location occupied by a flipper, a second grid location occupied by an absorber.<text:line-break/><text:span text:style-name="T205">Expected outputs:</text:span><text:s/>GUI alert saying trigger successfully applied.</text:p>
      <text:p text:style-name="Textbody"><text:span text:style-name="T206">Test 36</text:span><text:line-break/><text:span text:style-name="T207">Purpose:</text:span><text:s/>Test trigger activation functionality.<text:line-break/><text:span text:style-name="T208">Inputs:</text:span><text:s/>In run mode, a ball collides with a flipper with a trigger associated with an absorber.<text:line-break/><text:span text:style-name="T209">Expected outputs:<text:s/></text:span>If the absorber contains a ball, a ball is fired, else no action.</text:p>
      <text:p text:style-name="Textbody"><text:span text:style-name="T210">Test 37</text:span><text:line-break/><text:span text:style-name="T211">Purpose:</text:span><text:s/>Test add action trigger functionality.<text:line-break/><text:span text:style-name="T212">Inputs:</text:span><text:s/>Add action trigger GUI button, a grid location occupied by an absorber, a second grid location occupied by a bumper.<text:line-break/><text:span text:style-name="T213">Expected outputs:</text:span><text:s/>GUI alert saying trigger successfully applied.</text:p>
      <text:p text:style-name="Textbody"><text:span text:style-name="T214">Test 38</text:span><text:line-break/><text:span text:style-name="T215">Purpose:</text:span><text:s/>Test trigger activation functionality.<text:line-break/><text:span text:style-name="T216">Inputs:</text:span><text:s/>In<text:s/>run mode, a ball is absorbed by an absorber with a trigger associated with a bumper.<text:line-break/><text:span text:style-name="T217">Expected outputs:<text:s/></text:span>The associated bumper changes colour.</text:p>
      <text:p text:style-name="Textbody"><text:span text:style-name="T218">Test 39</text:span><text:line-break/><text:span text:style-name="T219">Purpose:</text:span><text:s/>Test add action trigger functionality.<text:line-break/><text:span text:style-name="T220">Inputs:</text:span><text:s/>Add action trigger GUI button, a grid location occupied by an absorber, a second grid location occupied by a flipper.<text:line-break/><text:span text:style-name="T221">Expected outputs:</text:span><text:s/>GUI alert saying trigger successfully applied.</text:p>
      <text:p text:style-name="Textbody"><text:span text:style-name="T222">Test 40</text:span><text:line-break/><text:span text:style-name="T223">Purpose:</text:span><text:s/>Test trigger activation functionality.<text:line-break/><text:span text:style-name="T224">Inputs:</text:span><text:s/>In run mode, a ball is absorbed by an absorber with a trigger associated with a flipper.<text:line-break/><text:span text:style-name="T225">Expected outputs:<text:s/></text:span>The associated flipper flips.</text:p>
      <text:p text:style-name="Textbody"><text:span text:style-name="T226">Test 41</text:span><text:line-break/><text:span text:style-name="T227">Purpose:</text:span><text:s/>Test add action trigger functionality.<text:line-break/><text:span text:style-name="T228">Inputs:</text:span><text:s/>Add action trigger GUI button, a grid location occupied by an absorber, a second grid<text:s/><text:soft-page-break/>location occupied by another<text:s/>absorber.<text:line-break/><text:span text:style-name="T229">Expected outputs:</text:span><text:s/>GUI alert saying trigger successfully applied.</text:p>
      <text:p text:style-name="Textbody"><text:span text:style-name="T230">Test 42</text:span><text:line-break/><text:span text:style-name="T231">Purpose:</text:span><text:s/>Test trigger activation functionality.<text:line-break/><text:span text:style-name="T232">Inputs:</text:span><text:s/>In run mode, a ball is absorbed by an absorber with a trigger associated with another absorber.<text:line-break/><text:span text:style-name="T233">Expected outputs:<text:s/></text:span>If<text:s/>the associated absorber contains a ball, a ball is fired, else no action.</text:p>
      <text:p text:style-name="Textbody"><text:span text:style-name="T234">Test 43</text:span><text:line-break/><text:span text:style-name="T235">Purpose:</text:span><text:s/>Test add action trigger functionality.<text:line-break/><text:span text:style-name="T236">Inputs:</text:span><text:s/>Add action trigger GUI button, an occupied grid location, an empty grid location.<text:line-break/><text:span text:style-name="T237">Expected outputs:</text:span><text:s/>GUI alert informing the user that triggers must be applied to gizmos.</text:p>
      <text:p text:style-name="Textbody"><text:span text:style-name="T238">Test 44</text:span><text:line-break/><text:span text:style-name="T239">Purpose:</text:span><text:s/>Test add action trigger functionality.<text:line-break/><text:span text:style-name="T240">Inputs:</text:span><text:s/>Add action trigger GUI button, an empty grid location.<text:line-break/><text:span text:style-name="T241">Expected outputs:</text:span><text:s/>GUI alert informing the user that triggers must be applied to gizmos.</text:p>
      <text:p text:style-name="Textbody"><text:span text:style-name="T242">Test 45</text:span><text:line-break/><text:span text:style-name="T243">Purpose:</text:span><text:s/>Test remove action trigger functionality.<text:line-break/><text:span text:style-name="T244">Inputs:</text:span><text:s/>Remove action trigger GUI button, an grid location occupied from a gizmo or absorber with an action trigger.<text:line-break/><text:span text:style-name="T245">Expected outputs:</text:span><text:s/>GUI alert informing the user that trigger has been removed.</text:p>
      <text:p text:style-name="Textbody"><text:span text:style-name="T246">Test 46</text:span><text:line-break/><text:span text:style-name="T247">Purpose:</text:span><text:s/>Test remove action trigger functionality.<text:line-break/><text:span text:style-name="T248">Inputs:</text:span><text:s/>Remove action trigger GUI button, an grid location occupied from a gizmo or absorber without an action trigger.<text:line-break/><text:span text:style-name="T249">Expected outputs:</text:span><text:s/>None.</text:p>
      <text:p text:style-name="Textbody"><text:span text:style-name="T250">Test 47</text:span><text:line-break/><text:span text:style-name="T251">Purpose:</text:span><text:s/>Test remove action trigger functionality.<text:line-break/><text:span text:style-name="T252">Inputs:</text:span><text:s/>Remove action trigger GUI button, an empty grid location.<text:line-break/><text:span text:style-name="T253">Expected outputs:</text:span><text:s/>None.</text:p>
      <text:p text:style-name="Textbody"><text:span text:style-name="T254">Test 48</text:span><text:line-break/><text:span text:style-name="T255">Purpose:</text:span><text:s/>Test add key trigger functionality.<text:line-break/><text:span text:style-name="T256">Inputs:</text:span><text:s/>Add key trigger GUI button, selected key in GUI, a grid location occupied by a bumper.<text:line-break/><text:span text:style-name="T257">Expected<text:s/></text:span><text:span text:style-name="T258">outputs:</text:span><text:s/>GUI alert stating the key trigger has been applied.</text:p>
      <text:p text:style-name="Textbody"><text:span text:style-name="T259">Test 49</text:span><text:line-break/><text:span text:style-name="T260">Purpose:</text:span><text:s/>Test key trigger functionality.<text:line-break/><text:span text:style-name="T261">Inputs:</text:span><text:s/>In run mode, a key is pressed with a trigger associated to a bumper.<text:line-break/><text:span text:style-name="T262">Expected outputs:</text:span><text:s/>The bumper changed colour.</text:p>
      <text:p text:style-name="Textbody"><text:span text:style-name="T263">Test 50</text:span><text:line-break/><text:span text:style-name="T264">Purpose:</text:span><text:s/>Test add key trigger functionality.<text:line-break/><text:span text:style-name="T265">Inputs:</text:span><text:s/>Add key trigger GUI button, selected key in GUI, a grid location occupied by a flipper.<text:line-break/><text:span text:style-name="T266">Expected outputs:</text:span><text:s/>GUI alert stating the key trigger has been applied.</text:p>
      <text:soft-page-break/>
      <text:p text:style-name="Textbody"><text:span text:style-name="T267">Test 51</text:span><text:line-break/><text:span text:style-name="T268">Purpose:</text:span><text:s/>Test key trigger functionality.<text:line-break/><text:span text:style-name="T269">Inputs:</text:span><text:s/>In run mode, a key is pressed with a trigger associated to a flipper.<text:line-break/><text:span text:style-name="T270">Expected outputs:</text:span><text:s/>The flipper flips.</text:p>
      <text:p text:style-name="Textbody"><text:span text:style-name="T271">Test 52</text:span><text:line-break/><text:span text:style-name="T272">Purpose:</text:span><text:s/>Test add key trigger functionality.<text:line-break/><text:span text:style-name="T273">Inputs:</text:span><text:s/>Add key trigger GUI button, selected key in GUI, a grid location occupied by an absorber.<text:line-break/><text:span text:style-name="T274">Ex</text:span><text:span text:style-name="T275">pected outputs:</text:span><text:s/>GUI alert stating the key trigger has been applied.</text:p>
      <text:p text:style-name="Textbody"><text:span text:style-name="T276">Test 53</text:span><text:line-break/><text:span text:style-name="T277">Purpose:</text:span><text:s/>Test key trigger functionality.<text:line-break/><text:span text:style-name="T278">Inputs:</text:span><text:s/>In run mode, a key is pressed with a trigger associated to an absorber.<text:line-break/><text:span text:style-name="T279">Expected outputs:</text:span><text:s/>If the associated absorber contains a ball, a ball is fired, else no action.</text:p>
      <text:p text:style-name="Textbody"><text:span text:style-name="T280">Test 54</text:span><text:line-break/><text:span text:style-name="T281">Purpose:</text:span><text:s/>Test remove key trigger functionality.<text:line-break/><text:span text:style-name="T282">Inputs:</text:span><text:s/>Remove action trigger GUI button, an grid location occupied from a gizmo or absorber with a key trigger.<text:line-break/><text:span text:style-name="T283">Expected outputs:</text:span><text:s/>GUI alert informing the user that<text:s/>trigger has been removed.</text:p>
      <text:p text:style-name="Textbody"><text:span text:style-name="T284">Test 55</text:span><text:line-break/><text:span text:style-name="T285">Purpose:</text:span><text:s/>Test remove key trigger functionality.<text:line-break/><text:span text:style-name="T286">Inputs:</text:span><text:s/>Remove action trigger GUI button, an grid location occupied from a gizmo or absorber without a key trigger.<text:line-break/><text:span text:style-name="T287">Expected outputs:</text:span><text:s/>None.</text:p>
      <text:p text:style-name="Textbody"><text:span text:style-name="T288">Test 56</text:span><text:line-break/><text:span text:style-name="T289">Purpose:</text:span><text:s/>Test remove key<text:s/>trigger functionality.<text:line-break/><text:span text:style-name="T290">Inputs:</text:span><text:s/>Remove action trigger GUI button, an empty grid location.<text:line-break/><text:span text:style-name="T291">Expected outputs:</text:span><text:s/>None.</text:p>
      <text:p text:style-name="Textbody"><text:span text:style-name="T292">Test 57</text:span><text:line-break/><text:span text:style-name="T293">Purpose:</text:span><text:s/>Test save file functionality.<text:line-break/><text:span text:style-name="T294">Inputs:</text:span><text:s/>Save GUI button, a file location.<text:line-break/><text:span text:style-name="T295">Expected outputs:</text:span><text:s/>A file is written to the location.</text:p>
      <text:p text:style-name="Textbody"><text:span text:style-name="T296">Result:</text:span><text:s/>When the user goes in the File menu and clicks on the Save Board button, the user is prompt with a box where they need to specify the file location of the saved board, as a result a file is written to the location.</text:p>
      <text:p text:style-name="Textbody"><text:span text:style-name="T297">T</text:span><text:span text:style-name="T298">est 58</text:span><text:line-break/><text:span text:style-name="T299">Purpose:</text:span><text:s/>Test load file functionality.<text:line-break/><text:span text:style-name="T300">Inputs:</text:span><text:s/>Load GUI button, a compatible file.<text:line-break/><text:span text:style-name="T301">Expected outputs:</text:span><text:s/>The grid for the game is produced from the file.</text:p>
      <text:p text:style-name="Textbody"><text:span text:style-name="T302">Result:</text:span><text:s/>When the user goes in the File menu and clicks on the Load Board button, the user is prompt with a box where they need to specify the file location of the board to be loaded, as a result a grid for the game is produced from the file at the specified file location.</text:p>
      <text:soft-page-break/>
      <text:p text:style-name="Textbody"><text:span text:style-name="T303">Test 59</text:span><text:line-break/><text:span text:style-name="T304">Purpose:</text:span><text:s/>Test switch to run mode functionality.<text:line-break/><text:span text:style-name="T305">Inputs:</text:span><text:s/>In build mode, Run mode GUI button<text:s/>pressed.<text:line-break/><text:span text:style-name="T306">Expected outputs:</text:span><text:s/>User in run mode.</text:p>
      <text:p text:style-name="Textbody"><text:span text:style-name="T307">Result:</text:span><text:s/>When the user goes in the Mode menu and clicks on the Enter Run Mode button, the mode switches from Build Mode to Run Mode and as result the user is now in Run Mode.<text:s/></text:p>
      <text:p text:style-name="Textbody"><text:span text:style-name="T308">Test 60</text:span><text:line-break/><text:span text:style-name="T309">Purpose:</text:span><text:s/>Test switch to build mode functionality.<text:line-break/><text:span text:style-name="T310">Inputs:</text:span><text:s/>In run mode, Build mode GUI button pressed.<text:line-break/><text:span text:style-name="T311">Expected outputs:</text:span><text:s/>User in build mode.</text:p>
      <text:p text:style-name="Textbody"><text:span text:style-name="T312">Result:</text:span><text:s/>When the user goes in the Mode menu and clicks on the Enter Build Mode button, the mode switches from Run Mode to Build Mode and as result the user is now in Build Mode.</text:p>
      <text:p text:style-name="Textbody"><text:span text:style-name="T313">Test 61</text:span><text:line-break/><text:span text:style-name="T314">Purpose:</text:span><text:s/>Test run mode.<text:line-break/><text:span text:style-name="T315">Inputs:</text:span><text:s/>In run mode, Run GUI<text:s/>button pressed.<text:line-break/><text:span text:style-name="T316">Expected outputs:</text:span><text:s/>The game is now running. All physics can be observed to be accurate.</text:p>
      <text:p text:style-name="Textbody"><text:span text:style-name="T317">Result:</text:span><text:s/>When pressing the Run button, the state of the game changes to running which means that all of the physics can be observed to be accurate.</text:p>
      <text:p text:style-name="Textbody"><text:span text:style-name="T318">Test 62</text:span><text:line-break/><text:span text:style-name="T319">Purpose:</text:span><text:s/>Test ticking.<text:line-break/><text:span text:style-name="T320">Inputs:</text:span><text:s/>In run mode, tick GUI button pressed.<text:line-break/><text:span text:style-name="T321">Expected outputs:</text:span><text:s/>The game is paused and advances by one tick.</text:p>
      <text:p text:style-name="Textbody"><text:span text:style-name="T322">Result:</text:span><text:s/>When the Tick button is pressed the game advances by one tick each time the button pressed.</text:p>
      <text:p text:style-name="Textbody"><text:span text:style-name="T323">Test 63</text:span><text:line-break/><text:span text:style-name="T324">Purpo</text:span><text:span text:style-name="T325">se:</text:span><text:s/>Test pause.<text:line-break/><text:span text:style-name="T326">Inputs:</text:span><text:s/>In run mode, pause GUI button pressed.<text:line-break/><text:span text:style-name="T327">Expected outputs:</text:span><text:s/>The game is paused.</text:p>
      <text:p text:style-name="Textbody"><text:span text:style-name="T328">Result:</text:span><text:s/>When the Pause button is pressed the game freezes and waits for the user to press the Run button in order for the game to continue from the State at which it was paused.</text:p>
      <text:p text:style-name="Textbody"><text:span text:style-name="T329">Test 64</text:span><text:line-break/><text:span text:style-name="T330">Purpose:</text:span><text:s/>Test quit.<text:line-break/><text:span text:style-name="T331">Inputs:</text:span><text:s/>Quit GUI button pressed.<text:line-break/><text:span text:style-name="T332">Expected outputs:</text:span><text:s/>The application is closed.</text:p>
      <text:p text:style-name="Textbody"><text:span text:style-name="T333">Result:</text:span><text:s/>When the Exit Game button in the Main menu is pressed the application prompts the user with a message box offering him to stay or leave (in case button was pressed by accident). If user choses to stay, the box just closes. If the user chooses to<text:s/>leave,<text:s/>then the application shuts dow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๘®™::..[ƙŦɳ]ƦƶɏƢ¤ۣۜ๘®™::. ¤ۣۜ๘®™::..[ƙŦɳ]ƦƶɏƢ¤ۣۜ๘®™::.</dc:creator>
    <meta:creation-date>2019-02-18T09:55:00Z</meta:creation-date>
    <dc:date>2019-03-18T20:34:00Z</dc:date>
    <meta:template xlink:href="Normal" xlink:type="simple"/>
    <meta:editing-cycles>31</meta:editing-cycles>
    <meta:editing-duration>PT8640S</meta:editing-duration>
    <meta:document-statistic meta:page-count="10" meta:paragraph-count="43" meta:word-count="3270" meta:character-count="21871" meta:row-count="155" meta:non-whitespace-character-count="18644"/>
  </office:meta>
</office:document-meta>
</file>